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0172" officeooo:paragraph-rsid="00130172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fo:font-weight="normal" officeooo:rsid="00130172" officeooo:paragraph-rsid="00130172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size="13pt" officeooo:rsid="00130172" officeooo:paragraph-rsid="00130172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0172" officeooo:paragraph-rsid="00130172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raczyna Karol 165118</text:p>
      <text:p text:style-name="P4">Wielodostępowe Struktury Danych</text:p>
      <text:p text:style-name="P4">Projekt</text:p>
      <text:p text:style-name="P1"/>
      <text:p text:style-name="P3"><text:tab/>W ramach projektu stworzyłem bazę zarządzania osiedlem studenckim. Ma on na celu ułatwienie administracji obsługę studentów oraz pracowników. Każdy pracownik ma przypisane stanowisko oraz można zapisać w których akademikach pracuje. Studenci są przypisani do swoich pokoi w odpowiednich akademikach, mają też możliwość zarejestrowania komputerów w sieci akademickiej. W celu ewentualnej identyfikacji właściciela hosta, wszelkie zmiany danych dotyczących komputerów są archiwizowane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42:55.492986457</meta:creation-date>
    <dc:date>2019-06-11T10:48:25.375426398</dc:date>
    <meta:editing-duration>PT5M30S</meta:editing-duration>
    <meta:editing-cycles>1</meta:editing-cycles>
    <meta:document-statistic meta:table-count="0" meta:image-count="0" meta:object-count="0" meta:page-count="1" meta:paragraph-count="5" meta:word-count="67" meta:character-count="544" meta:non-whitespace-character-count="479"/>
    <meta:generator>LibreOffice/6.0.7.3$Linux_X86_64 LibreOffice_project/00m0$Build-3</meta:generator>
  </office:meta>
</office:document-meta>
</file>